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text-properties officeooo:paragraph-rsid="00037a3f"/>
    </style:style>
    <style:style style:name="P15" style:family="paragraph" style:parent-style-name="Text_20_body">
      <style:text-properties fo:font-weight="bold" officeooo:rsid="0003c90c" officeooo:paragraph-rsid="0003c90c" style:font-weight-asian="bold" style:font-weight-complex="bold"/>
    </style:style>
    <style:style style:name="P16"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8"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e0b97" style:font-style-asian="normal" style:font-style-complex="normal"/>
    </style:style>
    <style:style style:name="T12" style:family="text">
      <style:text-properties fo:font-style="normal" officeooo:rsid="000e1fea" style:font-style-asian="normal" style:font-style-complex="normal"/>
    </style:style>
    <style:style style:name="T13" style:family="text">
      <style:text-properties fo:font-style="normal" officeooo:rsid="000f2004" style:font-style-asian="normal" style:font-style-complex="normal"/>
    </style:style>
    <style:style style:name="T14" style:family="text">
      <style:text-properties fo:font-style="normal" officeooo:rsid="00100329" style:font-style-asian="normal" style:font-style-complex="normal"/>
    </style:style>
    <style:style style:name="T15" style:family="text">
      <style:text-properties fo:font-style="normal" officeooo:rsid="00110941" style:font-style-asian="normal" style:font-style-complex="normal"/>
    </style:style>
    <style:style style:name="T16" style:family="text">
      <style:text-properties fo:font-style="normal" officeooo:rsid="0011fd56" style:font-style-asian="normal" style:font-style-complex="normal"/>
    </style:style>
    <style:style style:name="T17" style:family="text">
      <style:text-properties fo:font-style="normal" officeooo:rsid="001429d0" style:font-style-asian="normal" style:font-style-complex="normal"/>
    </style:style>
    <style:style style:name="T18" style:family="text">
      <style:text-properties fo:font-style="normal" officeooo:rsid="0014c6fe" style:font-style-asian="normal" style:font-style-complex="normal"/>
    </style:style>
    <style:style style:name="T19" style:family="text">
      <style:text-properties officeooo:rsid="0016be60"/>
    </style:style>
    <style:style style:name="T20" style:family="text">
      <style:text-properties officeooo:rsid="0017e915"/>
    </style:style>
    <style:style style:name="T21" style:family="text">
      <style:text-properties officeooo:rsid="001a53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8" text:outline-level="2">CHAPTER <text:span text:style-name="T1">1</text:span></text:h>
      <text:p text:style-name="P14"/>
      <text:p text:style-name="P15"><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1"> of his Body, and the </text:span><text:span text:style-name="T9">Work</text:span><text:span text:style-name="T11"> of his Hands, we may say, are properly his. Whatsoever then he removes out of the State that Nature hath provided, and left it in, he hath mixed his </text:span><text:span text:style-name="T9">Labour</text:span><text:span text:style-name="T11">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1">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0">Natural rights arguments bridge the tension that is inherent in a patent system between capitalism's </text:span><text:soft-page-break/><text:span text:style-name="T10">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2">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2"><text:note text:id="ftn5" text:note-class="footnote"><text:note-citation>5</text:note-citation><text:note-body><text:p text:style-name="Footnote"/></text:note-body></text:note></text:span></text:p>
      <text:p text:style-name="P9"><text:span text:style-name="T10">But natural rights association of intellectual and physical property </text:span><text:span text:style-name="T13">is problematic. First, physical property is inherently </text:span><text:span text:style-name="T14">a zero-sumgame while knowledge is no. An owner of an ax loses his ability to user it when it is stolen. An inventor, however, can use his invention even when others duplicate it. The impact of technology piracy on the inventor is the loss </text:span><text:span text:style-name="T15">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0">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6">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6">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6"><text:note text:id="ftn6" text:note-class="footnote"><text:note-citation>6</text:note-citation><text:note-body><text:p text:style-name="Footnote"/></text:note-body></text:note></text:span></text:p>
      <text:p text:style-name="P11"><text:span text:style-name="T16">S</text:span><text:span text:style-name="T10">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7">Success depended on the ability </text:span><text:span text:style-name="T18">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8"><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19">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0">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6">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7">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0"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0">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0"><text:note text:id="ftn9" text:note-class="footnote"><text:note-citation>10</text:note-citation><text:note-body><text:p text:style-name="Footnote"/></text:note-body></text:note></text:span></text:p>
      <text:p text:style-name="P17">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1">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1"><text:note text:id="ftn10" text:note-class="footnote"><text:note-citation>11</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1T13:53:48.242642472</dc:date>
    <dc:creator>Guillermo Lengemann</dc:creator>
    <meta:editing-duration>P3DT3H46M11S</meta:editing-duration>
    <meta:editing-cycles>11</meta:editing-cycles>
    <meta:generator>LibreOffice/4.3.0.4$Linux_X86_64 LibreOffice_project/62ad5818884a2fc2e5780dd45466868d41009ec0</meta:generator>
    <meta:document-statistic meta:table-count="0" meta:image-count="0" meta:object-count="0" meta:page-count="6" meta:paragraph-count="19" meta:word-count="2827" meta:character-count="18371" meta:non-whitespace-character-count="15563"/>
  </office:meta>
</office:document-meta>
</file>